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1-1</text:p>
          </table:table-cell>
          <table:table-cell table:formula="of:=LEFT([.A1]; SEARCH(&quot;-&quot;;[.A1];1)-1)" office:value-type="string" office:string-value="1" calcext:value-type="string">
            <text:p>1</text:p>
          </table:table-cell>
          <table:table-cell table:formula="of:=RIGHT([.A1]; SEARCH(&quot;-&quot;;[.A1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2]; SEARCH(&quot;-&quot;;[.A2];1)-1)" office:value-type="string" office:string-value="0" calcext:value-type="string">
            <text:p>0</text:p>
          </table:table-cell>
          <table:table-cell table:formula="of:=RIGHT([.A2]; SEARCH(&quot;-&quot;;[.A2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3]; SEARCH(&quot;-&quot;;[.A3];1)-1)" office:value-type="string" office:string-value="1" calcext:value-type="string">
            <text:p>1</text:p>
          </table:table-cell>
          <table:table-cell table:formula="of:=RIGHT([.A3]; SEARCH(&quot;-&quot;;[.A3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4]; SEARCH(&quot;-&quot;;[.A4];1)-1)" office:value-type="string" office:string-value="0" calcext:value-type="string">
            <text:p>0</text:p>
          </table:table-cell>
          <table:table-cell table:formula="of:=RIGHT([.A4]; SEARCH(&quot;-&quot;;[.A4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5]; SEARCH(&quot;-&quot;;[.A5];1)-1)" office:value-type="string" office:string-value="1" calcext:value-type="string">
            <text:p>1</text:p>
          </table:table-cell>
          <table:table-cell table:formula="of:=RIGHT([.A5]; SEARCH(&quot;-&quot;;[.A5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6]; SEARCH(&quot;-&quot;;[.A6];1)-1)" office:value-type="string" office:string-value="1" calcext:value-type="string">
            <text:p>1</text:p>
          </table:table-cell>
          <table:table-cell table:formula="of:=RIGHT([.A6]; SEARCH(&quot;-&quot;;[.A6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7]; SEARCH(&quot;-&quot;;[.A7];1)-1)" office:value-type="string" office:string-value="1" calcext:value-type="string">
            <text:p>1</text:p>
          </table:table-cell>
          <table:table-cell table:formula="of:=RIGHT([.A7]; SEARCH(&quot;-&quot;;[.A7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8]; SEARCH(&quot;-&quot;;[.A8];1)-1)" office:value-type="string" office:string-value="1" calcext:value-type="string">
            <text:p>1</text:p>
          </table:table-cell>
          <table:table-cell table:formula="of:=RIGHT([.A8]; SEARCH(&quot;-&quot;;[.A8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9]; SEARCH(&quot;-&quot;;[.A9];1)-1)" office:value-type="string" office:string-value="0" calcext:value-type="string">
            <text:p>0</text:p>
          </table:table-cell>
          <table:table-cell table:formula="of:=RIGHT([.A9]; SEARCH(&quot;-&quot;;[.A9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10]; SEARCH(&quot;-&quot;;[.A10];1)-1)" office:value-type="string" office:string-value="1" calcext:value-type="string">
            <text:p>1</text:p>
          </table:table-cell>
          <table:table-cell table:formula="of:=RIGHT([.A10]; SEARCH(&quot;-&quot;;[.A10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11]; SEARCH(&quot;-&quot;;[.A11];1)-1)" office:value-type="string" office:string-value="1" calcext:value-type="string">
            <text:p>1</text:p>
          </table:table-cell>
          <table:table-cell table:formula="of:=RIGHT([.A11]; SEARCH(&quot;-&quot;;[.A11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12]; SEARCH(&quot;-&quot;;[.A12];1)-1)" office:value-type="string" office:string-value="1" calcext:value-type="string">
            <text:p>1</text:p>
          </table:table-cell>
          <table:table-cell table:formula="of:=RIGHT([.A12]; SEARCH(&quot;-&quot;;[.A12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13]; SEARCH(&quot;-&quot;;[.A13];1)-1)" office:value-type="string" office:string-value="0" calcext:value-type="string">
            <text:p>0</text:p>
          </table:table-cell>
          <table:table-cell table:formula="of:=RIGHT([.A13]; SEARCH(&quot;-&quot;;[.A13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14]; SEARCH(&quot;-&quot;;[.A14];1)-1)" office:value-type="string" office:string-value="1" calcext:value-type="string">
            <text:p>1</text:p>
          </table:table-cell>
          <table:table-cell table:formula="of:=RIGHT([.A14]; SEARCH(&quot;-&quot;;[.A14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15]; SEARCH(&quot;-&quot;;[.A15];1)-1)" office:value-type="string" office:string-value="0" calcext:value-type="string">
            <text:p>0</text:p>
          </table:table-cell>
          <table:table-cell table:formula="of:=RIGHT([.A15]; SEARCH(&quot;-&quot;;[.A15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16]; SEARCH(&quot;-&quot;;[.A16];1)-1)" office:value-type="string" office:string-value="0" calcext:value-type="string">
            <text:p>0</text:p>
          </table:table-cell>
          <table:table-cell table:formula="of:=RIGHT([.A16]; SEARCH(&quot;-&quot;;[.A16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17]; SEARCH(&quot;-&quot;;[.A17];1)-1)" office:value-type="string" office:string-value="0" calcext:value-type="string">
            <text:p>0</text:p>
          </table:table-cell>
          <table:table-cell table:formula="of:=RIGHT([.A17]; SEARCH(&quot;-&quot;;[.A17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18]; SEARCH(&quot;-&quot;;[.A18];1)-1)" office:value-type="string" office:string-value="0" calcext:value-type="string">
            <text:p>0</text:p>
          </table:table-cell>
          <table:table-cell table:formula="of:=RIGHT([.A18]; SEARCH(&quot;-&quot;;[.A18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19]; SEARCH(&quot;-&quot;;[.A19];1)-1)" office:value-type="string" office:string-value="1" calcext:value-type="string">
            <text:p>1</text:p>
          </table:table-cell>
          <table:table-cell table:formula="of:=RIGHT([.A19]; SEARCH(&quot;-&quot;;[.A19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20]; SEARCH(&quot;-&quot;;[.A20];1)-1)" office:value-type="string" office:string-value="0" calcext:value-type="string">
            <text:p>0</text:p>
          </table:table-cell>
          <table:table-cell table:formula="of:=RIGHT([.A20]; SEARCH(&quot;-&quot;;[.A20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21]; SEARCH(&quot;-&quot;;[.A21];1)-1)" office:value-type="string" office:string-value="1" calcext:value-type="string">
            <text:p>1</text:p>
          </table:table-cell>
          <table:table-cell table:formula="of:=RIGHT([.A21]; SEARCH(&quot;-&quot;;[.A21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22]; SEARCH(&quot;-&quot;;[.A22];1)-1)" office:value-type="string" office:string-value="0" calcext:value-type="string">
            <text:p>0</text:p>
          </table:table-cell>
          <table:table-cell table:formula="of:=RIGHT([.A22]; SEARCH(&quot;-&quot;;[.A22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23]; SEARCH(&quot;-&quot;;[.A23];1)-1)" office:value-type="string" office:string-value="1" calcext:value-type="string">
            <text:p>1</text:p>
          </table:table-cell>
          <table:table-cell table:formula="of:=RIGHT([.A23]; SEARCH(&quot;-&quot;;[.A23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24]; SEARCH(&quot;-&quot;;[.A24];1)-1)" office:value-type="string" office:string-value="1" calcext:value-type="string">
            <text:p>1</text:p>
          </table:table-cell>
          <table:table-cell table:formula="of:=RIGHT([.A24]; SEARCH(&quot;-&quot;;[.A24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25]; SEARCH(&quot;-&quot;;[.A25];1)-1)" office:value-type="string" office:string-value="1" calcext:value-type="string">
            <text:p>1</text:p>
          </table:table-cell>
          <table:table-cell table:formula="of:=RIGHT([.A25]; SEARCH(&quot;-&quot;;[.A25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26]; SEARCH(&quot;-&quot;;[.A26];1)-1)" office:value-type="string" office:string-value="0" calcext:value-type="string">
            <text:p>0</text:p>
          </table:table-cell>
          <table:table-cell table:formula="of:=RIGHT([.A26]; SEARCH(&quot;-&quot;;[.A26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27]; SEARCH(&quot;-&quot;;[.A27];1)-1)" office:value-type="string" office:string-value="0" calcext:value-type="string">
            <text:p>0</text:p>
          </table:table-cell>
          <table:table-cell table:formula="of:=RIGHT([.A27]; SEARCH(&quot;-&quot;;[.A27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28]; SEARCH(&quot;-&quot;;[.A28];1)-1)" office:value-type="string" office:string-value="1" calcext:value-type="string">
            <text:p>1</text:p>
          </table:table-cell>
          <table:table-cell table:formula="of:=RIGHT([.A28]; SEARCH(&quot;-&quot;;[.A28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29]; SEARCH(&quot;-&quot;;[.A29];1)-1)" office:value-type="string" office:string-value="0" calcext:value-type="string">
            <text:p>0</text:p>
          </table:table-cell>
          <table:table-cell table:formula="of:=RIGHT([.A29]; SEARCH(&quot;-&quot;;[.A29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30]; SEARCH(&quot;-&quot;;[.A30];1)-1)" office:value-type="string" office:string-value="0" calcext:value-type="string">
            <text:p>0</text:p>
          </table:table-cell>
          <table:table-cell table:formula="of:=RIGHT([.A30]; SEARCH(&quot;-&quot;;[.A30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31]; SEARCH(&quot;-&quot;;[.A31];1)-1)" office:value-type="string" office:string-value="0" calcext:value-type="string">
            <text:p>0</text:p>
          </table:table-cell>
          <table:table-cell table:formula="of:=RIGHT([.A31]; SEARCH(&quot;-&quot;;[.A31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32]; SEARCH(&quot;-&quot;;[.A32];1)-1)" office:value-type="string" office:string-value="0" calcext:value-type="string">
            <text:p>0</text:p>
          </table:table-cell>
          <table:table-cell table:formula="of:=RIGHT([.A32]; SEARCH(&quot;-&quot;;[.A32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33]; SEARCH(&quot;-&quot;;[.A33];1)-1)" office:value-type="string" office:string-value="1" calcext:value-type="string">
            <text:p>1</text:p>
          </table:table-cell>
          <table:table-cell table:formula="of:=RIGHT([.A33]; SEARCH(&quot;-&quot;;[.A33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34]; SEARCH(&quot;-&quot;;[.A34];1)-1)" office:value-type="string" office:string-value="0" calcext:value-type="string">
            <text:p>0</text:p>
          </table:table-cell>
          <table:table-cell table:formula="of:=RIGHT([.A34]; SEARCH(&quot;-&quot;;[.A34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35]; SEARCH(&quot;-&quot;;[.A35];1)-1)" office:value-type="string" office:string-value="1" calcext:value-type="string">
            <text:p>1</text:p>
          </table:table-cell>
          <table:table-cell table:formula="of:=RIGHT([.A35]; SEARCH(&quot;-&quot;;[.A35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36]; SEARCH(&quot;-&quot;;[.A36];1)-1)" office:value-type="string" office:string-value="0" calcext:value-type="string">
            <text:p>0</text:p>
          </table:table-cell>
          <table:table-cell table:formula="of:=RIGHT([.A36]; SEARCH(&quot;-&quot;;[.A36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37]; SEARCH(&quot;-&quot;;[.A37];1)-1)" office:value-type="string" office:string-value="0" calcext:value-type="string">
            <text:p>0</text:p>
          </table:table-cell>
          <table:table-cell table:formula="of:=RIGHT([.A37]; SEARCH(&quot;-&quot;;[.A37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38]; SEARCH(&quot;-&quot;;[.A38];1)-1)" office:value-type="string" office:string-value="1" calcext:value-type="string">
            <text:p>1</text:p>
          </table:table-cell>
          <table:table-cell table:formula="of:=RIGHT([.A38]; SEARCH(&quot;-&quot;;[.A38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39]; SEARCH(&quot;-&quot;;[.A39];1)-1)" office:value-type="string" office:string-value="0" calcext:value-type="string">
            <text:p>0</text:p>
          </table:table-cell>
          <table:table-cell table:formula="of:=RIGHT([.A39]; SEARCH(&quot;-&quot;;[.A39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40]; SEARCH(&quot;-&quot;;[.A40];1)-1)" office:value-type="string" office:string-value="0" calcext:value-type="string">
            <text:p>0</text:p>
          </table:table-cell>
          <table:table-cell table:formula="of:=RIGHT([.A40]; SEARCH(&quot;-&quot;;[.A40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41]; SEARCH(&quot;-&quot;;[.A41];1)-1)" office:value-type="string" office:string-value="1" calcext:value-type="string">
            <text:p>1</text:p>
          </table:table-cell>
          <table:table-cell table:formula="of:=RIGHT([.A41]; SEARCH(&quot;-&quot;;[.A41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42]; SEARCH(&quot;-&quot;;[.A42];1)-1)" office:value-type="string" office:string-value="1" calcext:value-type="string">
            <text:p>1</text:p>
          </table:table-cell>
          <table:table-cell table:formula="of:=RIGHT([.A42]; SEARCH(&quot;-&quot;;[.A42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43]; SEARCH(&quot;-&quot;;[.A43];1)-1)" office:value-type="string" office:string-value="0" calcext:value-type="string">
            <text:p>0</text:p>
          </table:table-cell>
          <table:table-cell table:formula="of:=RIGHT([.A43]; SEARCH(&quot;-&quot;;[.A43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44]; SEARCH(&quot;-&quot;;[.A44];1)-1)" office:value-type="string" office:string-value="0" calcext:value-type="string">
            <text:p>0</text:p>
          </table:table-cell>
          <table:table-cell table:formula="of:=RIGHT([.A44]; SEARCH(&quot;-&quot;;[.A44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45]; SEARCH(&quot;-&quot;;[.A45];1)-1)" office:value-type="string" office:string-value="0" calcext:value-type="string">
            <text:p>0</text:p>
          </table:table-cell>
          <table:table-cell table:formula="of:=RIGHT([.A45]; SEARCH(&quot;-&quot;;[.A45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46]; SEARCH(&quot;-&quot;;[.A46];1)-1)" office:value-type="string" office:string-value="1" calcext:value-type="string">
            <text:p>1</text:p>
          </table:table-cell>
          <table:table-cell table:formula="of:=RIGHT([.A46]; SEARCH(&quot;-&quot;;[.A46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47]; SEARCH(&quot;-&quot;;[.A47];1)-1)" office:value-type="string" office:string-value="1" calcext:value-type="string">
            <text:p>1</text:p>
          </table:table-cell>
          <table:table-cell table:formula="of:=RIGHT([.A47]; SEARCH(&quot;-&quot;;[.A47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48]; SEARCH(&quot;-&quot;;[.A48];1)-1)" office:value-type="string" office:string-value="1" calcext:value-type="string">
            <text:p>1</text:p>
          </table:table-cell>
          <table:table-cell table:formula="of:=RIGHT([.A48]; SEARCH(&quot;-&quot;;[.A48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49]; SEARCH(&quot;-&quot;;[.A49];1)-1)" office:value-type="string" office:string-value="0" calcext:value-type="string">
            <text:p>0</text:p>
          </table:table-cell>
          <table:table-cell table:formula="of:=RIGHT([.A49]; SEARCH(&quot;-&quot;;[.A49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50]; SEARCH(&quot;-&quot;;[.A50];1)-1)" office:value-type="string" office:string-value="0" calcext:value-type="string">
            <text:p>0</text:p>
          </table:table-cell>
          <table:table-cell table:formula="of:=RIGHT([.A50]; SEARCH(&quot;-&quot;;[.A50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51]; SEARCH(&quot;-&quot;;[.A51];1)-1)" office:value-type="string" office:string-value="0" calcext:value-type="string">
            <text:p>0</text:p>
          </table:table-cell>
          <table:table-cell table:formula="of:=RIGHT([.A51]; SEARCH(&quot;-&quot;;[.A51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52]; SEARCH(&quot;-&quot;;[.A52];1)-1)" office:value-type="string" office:string-value="0" calcext:value-type="string">
            <text:p>0</text:p>
          </table:table-cell>
          <table:table-cell table:formula="of:=RIGHT([.A52]; SEARCH(&quot;-&quot;;[.A52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53]; SEARCH(&quot;-&quot;;[.A53];1)-1)" office:value-type="string" office:string-value="0" calcext:value-type="string">
            <text:p>0</text:p>
          </table:table-cell>
          <table:table-cell table:formula="of:=RIGHT([.A53]; SEARCH(&quot;-&quot;;[.A53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54]; SEARCH(&quot;-&quot;;[.A54];1)-1)" office:value-type="string" office:string-value="1" calcext:value-type="string">
            <text:p>1</text:p>
          </table:table-cell>
          <table:table-cell table:formula="of:=RIGHT([.A54]; SEARCH(&quot;-&quot;;[.A54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55]; SEARCH(&quot;-&quot;;[.A55];1)-1)" office:value-type="string" office:string-value="1" calcext:value-type="string">
            <text:p>1</text:p>
          </table:table-cell>
          <table:table-cell table:formula="of:=RIGHT([.A55]; SEARCH(&quot;-&quot;;[.A55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56]; SEARCH(&quot;-&quot;;[.A56];1)-1)" office:value-type="string" office:string-value="1" calcext:value-type="string">
            <text:p>1</text:p>
          </table:table-cell>
          <table:table-cell table:formula="of:=RIGHT([.A56]; SEARCH(&quot;-&quot;;[.A56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57]; SEARCH(&quot;-&quot;;[.A57];1)-1)" office:value-type="string" office:string-value="1" calcext:value-type="string">
            <text:p>1</text:p>
          </table:table-cell>
          <table:table-cell table:formula="of:=RIGHT([.A57]; SEARCH(&quot;-&quot;;[.A57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58]; SEARCH(&quot;-&quot;;[.A58];1)-1)" office:value-type="string" office:string-value="1" calcext:value-type="string">
            <text:p>1</text:p>
          </table:table-cell>
          <table:table-cell table:formula="of:=RIGHT([.A58]; SEARCH(&quot;-&quot;;[.A58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59]; SEARCH(&quot;-&quot;;[.A59];1)-1)" office:value-type="string" office:string-value="0" calcext:value-type="string">
            <text:p>0</text:p>
          </table:table-cell>
          <table:table-cell table:formula="of:=RIGHT([.A59]; SEARCH(&quot;-&quot;;[.A59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60]; SEARCH(&quot;-&quot;;[.A60];1)-1)" office:value-type="string" office:string-value="1" calcext:value-type="string">
            <text:p>1</text:p>
          </table:table-cell>
          <table:table-cell table:formula="of:=RIGHT([.A60]; SEARCH(&quot;-&quot;;[.A60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61]; SEARCH(&quot;-&quot;;[.A61];1)-1)" office:value-type="string" office:string-value="0" calcext:value-type="string">
            <text:p>0</text:p>
          </table:table-cell>
          <table:table-cell table:formula="of:=RIGHT([.A61]; SEARCH(&quot;-&quot;;[.A61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62]; SEARCH(&quot;-&quot;;[.A62];1)-1)" office:value-type="string" office:string-value="1" calcext:value-type="string">
            <text:p>1</text:p>
          </table:table-cell>
          <table:table-cell table:formula="of:=RIGHT([.A62]; SEARCH(&quot;-&quot;;[.A62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63]; SEARCH(&quot;-&quot;;[.A63];1)-1)" office:value-type="string" office:string-value="1" calcext:value-type="string">
            <text:p>1</text:p>
          </table:table-cell>
          <table:table-cell table:formula="of:=RIGHT([.A63]; SEARCH(&quot;-&quot;;[.A63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64]; SEARCH(&quot;-&quot;;[.A64];1)-1)" office:value-type="string" office:string-value="1" calcext:value-type="string">
            <text:p>1</text:p>
          </table:table-cell>
          <table:table-cell table:formula="of:=RIGHT([.A64]; SEARCH(&quot;-&quot;;[.A64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65]; SEARCH(&quot;-&quot;;[.A65];1)-1)" office:value-type="string" office:string-value="1" calcext:value-type="string">
            <text:p>1</text:p>
          </table:table-cell>
          <table:table-cell table:formula="of:=RIGHT([.A65]; SEARCH(&quot;-&quot;;[.A65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66]; SEARCH(&quot;-&quot;;[.A66];1)-1)" office:value-type="string" office:string-value="0" calcext:value-type="string">
            <text:p>0</text:p>
          </table:table-cell>
          <table:table-cell table:formula="of:=RIGHT([.A66]; SEARCH(&quot;-&quot;;[.A66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67]; SEARCH(&quot;-&quot;;[.A67];1)-1)" office:value-type="string" office:string-value="1" calcext:value-type="string">
            <text:p>1</text:p>
          </table:table-cell>
          <table:table-cell table:formula="of:=RIGHT([.A67]; SEARCH(&quot;-&quot;;[.A67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68]; SEARCH(&quot;-&quot;;[.A68];1)-1)" office:value-type="string" office:string-value="1" calcext:value-type="string">
            <text:p>1</text:p>
          </table:table-cell>
          <table:table-cell table:formula="of:=RIGHT([.A68]; SEARCH(&quot;-&quot;;[.A68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69]; SEARCH(&quot;-&quot;;[.A69];1)-1)" office:value-type="string" office:string-value="0" calcext:value-type="string">
            <text:p>0</text:p>
          </table:table-cell>
          <table:table-cell table:formula="of:=RIGHT([.A69]; SEARCH(&quot;-&quot;;[.A69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70]; SEARCH(&quot;-&quot;;[.A70];1)-1)" office:value-type="string" office:string-value="1" calcext:value-type="string">
            <text:p>1</text:p>
          </table:table-cell>
          <table:table-cell table:formula="of:=RIGHT([.A70]; SEARCH(&quot;-&quot;;[.A70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71]; SEARCH(&quot;-&quot;;[.A71];1)-1)" office:value-type="string" office:string-value="0" calcext:value-type="string">
            <text:p>0</text:p>
          </table:table-cell>
          <table:table-cell table:formula="of:=RIGHT([.A71]; SEARCH(&quot;-&quot;;[.A71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72]; SEARCH(&quot;-&quot;;[.A72];1)-1)" office:value-type="string" office:string-value="1" calcext:value-type="string">
            <text:p>1</text:p>
          </table:table-cell>
          <table:table-cell table:formula="of:=RIGHT([.A72]; SEARCH(&quot;-&quot;;[.A72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73]; SEARCH(&quot;-&quot;;[.A73];1)-1)" office:value-type="string" office:string-value="1" calcext:value-type="string">
            <text:p>1</text:p>
          </table:table-cell>
          <table:table-cell table:formula="of:=RIGHT([.A73]; SEARCH(&quot;-&quot;;[.A73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74]; SEARCH(&quot;-&quot;;[.A74];1)-1)" office:value-type="string" office:string-value="1" calcext:value-type="string">
            <text:p>1</text:p>
          </table:table-cell>
          <table:table-cell table:formula="of:=RIGHT([.A74]; SEARCH(&quot;-&quot;;[.A74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75]; SEARCH(&quot;-&quot;;[.A75];1)-1)" office:value-type="string" office:string-value="0" calcext:value-type="string">
            <text:p>0</text:p>
          </table:table-cell>
          <table:table-cell table:formula="of:=RIGHT([.A75]; SEARCH(&quot;-&quot;;[.A75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76]; SEARCH(&quot;-&quot;;[.A76];1)-1)" office:value-type="string" office:string-value="1" calcext:value-type="string">
            <text:p>1</text:p>
          </table:table-cell>
          <table:table-cell table:formula="of:=RIGHT([.A76]; SEARCH(&quot;-&quot;;[.A76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77]; SEARCH(&quot;-&quot;;[.A77];1)-1)" office:value-type="string" office:string-value="0" calcext:value-type="string">
            <text:p>0</text:p>
          </table:table-cell>
          <table:table-cell table:formula="of:=RIGHT([.A77]; SEARCH(&quot;-&quot;;[.A77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78]; SEARCH(&quot;-&quot;;[.A78];1)-1)" office:value-type="string" office:string-value="1" calcext:value-type="string">
            <text:p>1</text:p>
          </table:table-cell>
          <table:table-cell table:formula="of:=RIGHT([.A78]; SEARCH(&quot;-&quot;;[.A78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79]; SEARCH(&quot;-&quot;;[.A79];1)-1)" office:value-type="string" office:string-value="0" calcext:value-type="string">
            <text:p>0</text:p>
          </table:table-cell>
          <table:table-cell table:formula="of:=RIGHT([.A79]; SEARCH(&quot;-&quot;;[.A79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80]; SEARCH(&quot;-&quot;;[.A80];1)-1)" office:value-type="string" office:string-value="1" calcext:value-type="string">
            <text:p>1</text:p>
          </table:table-cell>
          <table:table-cell table:formula="of:=RIGHT([.A80]; SEARCH(&quot;-&quot;;[.A80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81]; SEARCH(&quot;-&quot;;[.A81];1)-1)" office:value-type="string" office:string-value="1" calcext:value-type="string">
            <text:p>1</text:p>
          </table:table-cell>
          <table:table-cell table:formula="of:=RIGHT([.A81]; SEARCH(&quot;-&quot;;[.A81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82]; SEARCH(&quot;-&quot;;[.A82];1)-1)" office:value-type="string" office:string-value="1" calcext:value-type="string">
            <text:p>1</text:p>
          </table:table-cell>
          <table:table-cell table:formula="of:=RIGHT([.A82]; SEARCH(&quot;-&quot;;[.A82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83]; SEARCH(&quot;-&quot;;[.A83];1)-1)" office:value-type="string" office:string-value="1" calcext:value-type="string">
            <text:p>1</text:p>
          </table:table-cell>
          <table:table-cell table:formula="of:=RIGHT([.A83]; SEARCH(&quot;-&quot;;[.A83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84]; SEARCH(&quot;-&quot;;[.A84];1)-1)" office:value-type="string" office:string-value="0" calcext:value-type="string">
            <text:p>0</text:p>
          </table:table-cell>
          <table:table-cell table:formula="of:=RIGHT([.A84]; SEARCH(&quot;-&quot;;[.A84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85]; SEARCH(&quot;-&quot;;[.A85];1)-1)" office:value-type="string" office:string-value="1" calcext:value-type="string">
            <text:p>1</text:p>
          </table:table-cell>
          <table:table-cell table:formula="of:=RIGHT([.A85]; SEARCH(&quot;-&quot;;[.A85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86]; SEARCH(&quot;-&quot;;[.A86];1)-1)" office:value-type="string" office:string-value="1" calcext:value-type="string">
            <text:p>1</text:p>
          </table:table-cell>
          <table:table-cell table:formula="of:=RIGHT([.A86]; SEARCH(&quot;-&quot;;[.A86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87]; SEARCH(&quot;-&quot;;[.A87];1)-1)" office:value-type="string" office:string-value="1" calcext:value-type="string">
            <text:p>1</text:p>
          </table:table-cell>
          <table:table-cell table:formula="of:=RIGHT([.A87]; SEARCH(&quot;-&quot;;[.A87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88]; SEARCH(&quot;-&quot;;[.A88];1)-1)" office:value-type="string" office:string-value="0" calcext:value-type="string">
            <text:p>0</text:p>
          </table:table-cell>
          <table:table-cell table:formula="of:=RIGHT([.A88]; SEARCH(&quot;-&quot;;[.A88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89]; SEARCH(&quot;-&quot;;[.A89];1)-1)" office:value-type="string" office:string-value="1" calcext:value-type="string">
            <text:p>1</text:p>
          </table:table-cell>
          <table:table-cell table:formula="of:=RIGHT([.A89]; SEARCH(&quot;-&quot;;[.A89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</text:p>
          </table:table-cell>
          <table:table-cell table:formula="of:=LEFT([.A90]; SEARCH(&quot;-&quot;;[.A90];1)-1)" office:value-type="string" office:string-value="1" calcext:value-type="string">
            <text:p>1</text:p>
          </table:table-cell>
          <table:table-cell table:formula="of:=RIGHT([.A90]; SEARCH(&quot;-&quot;;[.A90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91]; SEARCH(&quot;-&quot;;[.A91];1)-1)" office:value-type="string" office:string-value="0" calcext:value-type="string">
            <text:p>0</text:p>
          </table:table-cell>
          <table:table-cell table:formula="of:=RIGHT([.A91]; SEARCH(&quot;-&quot;;[.A91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92]; SEARCH(&quot;-&quot;;[.A92];1)-1)" office:value-type="string" office:string-value="0" calcext:value-type="string">
            <text:p>0</text:p>
          </table:table-cell>
          <table:table-cell table:formula="of:=RIGHT([.A92]; SEARCH(&quot;-&quot;;[.A92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93]; SEARCH(&quot;-&quot;;[.A93];1)-1)" office:value-type="string" office:string-value="0" calcext:value-type="string">
            <text:p>0</text:p>
          </table:table-cell>
          <table:table-cell table:formula="of:=RIGHT([.A93]; SEARCH(&quot;-&quot;;[.A93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94]; SEARCH(&quot;-&quot;;[.A94];1)-1)" office:value-type="string" office:string-value="0" calcext:value-type="string">
            <text:p>0</text:p>
          </table:table-cell>
          <table:table-cell table:formula="of:=RIGHT([.A94]; SEARCH(&quot;-&quot;;[.A94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95]; SEARCH(&quot;-&quot;;[.A95];1)-1)" office:value-type="string" office:string-value="1" calcext:value-type="string">
            <text:p>1</text:p>
          </table:table-cell>
          <table:table-cell table:formula="of:=RIGHT([.A95]; SEARCH(&quot;-&quot;;[.A95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1</text:p>
          </table:table-cell>
          <table:table-cell table:formula="of:=LEFT([.A96]; SEARCH(&quot;-&quot;;[.A96];1)-1)" office:value-type="string" office:string-value="0" calcext:value-type="string">
            <text:p>0</text:p>
          </table:table-cell>
          <table:table-cell table:formula="of:=RIGHT([.A96]; SEARCH(&quot;-&quot;;[.A96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97]; SEARCH(&quot;-&quot;;[.A97];1)-1)" office:value-type="string" office:string-value="0" calcext:value-type="string">
            <text:p>0</text:p>
          </table:table-cell>
          <table:table-cell table:formula="of:=RIGHT([.A97]; SEARCH(&quot;-&quot;;[.A97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-0</text:p>
          </table:table-cell>
          <table:table-cell table:formula="of:=LEFT([.A98]; SEARCH(&quot;-&quot;;[.A98];1)-1)" office:value-type="string" office:string-value="0" calcext:value-type="string">
            <text:p>0</text:p>
          </table:table-cell>
          <table:table-cell table:formula="of:=RIGHT([.A98]; SEARCH(&quot;-&quot;;[.A98];1)-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99]; SEARCH(&quot;-&quot;;[.A99];1)-1)" office:value-type="string" office:string-value="1" calcext:value-type="string">
            <text:p>1</text:p>
          </table:table-cell>
          <table:table-cell table:formula="of:=RIGHT([.A99]; SEARCH(&quot;-&quot;;[.A99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1</text:p>
          </table:table-cell>
          <table:table-cell table:formula="of:=LEFT([.A100]; SEARCH(&quot;-&quot;;[.A100];1)-1)" office:value-type="string" office:string-value="1" calcext:value-type="string">
            <text:p>1</text:p>
          </table:table-cell>
          <table:table-cell table:formula="of:=RIGHT([.A100]; SEARCH(&quot;-&quot;;[.A100];1)-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00:48:32.563124718</meta:creation-date>
    <dc:date>2022-10-19T00:56:41.071823021</dc:date>
    <meta:editing-duration>PT8M9S</meta:editing-duration>
    <meta:editing-cycles>1</meta:editing-cycles>
    <meta:document-statistic meta:table-count="1" meta:cell-count="300" meta:object-count="0"/>
    <meta:generator>LibreOffice/7.3.6.2$Linux_X86_64 LibreOffice_project/30$Build-2</meta:generator>
  </office:meta>
</office:document-meta>
</file>